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30ClientRecord" table:style-name="ta1">
        <table:shapes>
          <draw:frame draw:z-index="0" draw:style-name="gr1" draw:text-style-name="P1" svg:width="1564.07pt" svg:height="637.46pt" svg:x="-0.37pt" svg:y="0pt">
            <draw:object draw:notify-on-update-of-ranges="30ClientRecord.C1:30ClientRecord.C9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5">00/00/0000</text:date>, <text:time style:data-style-name="N2" text:time-value="18:29:18.840155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5T18:29:47.116966309</dc:date>
    <meta:editing-duration>PT2M32S</meta:editing-duration>
    <meta:editing-cycles>2</meta:editing-cycles>
    <meta:generator>LibreOffice/6.0.7.3$Linux_X86_64 LibreOffice_project/00m0$Build-3</meta:generator>
    <meta:document-statistic meta:table-count="1" meta:cell-count="3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5.178cm" svg:height="22.489cm" xlink:href=".." xlink:type="simple" chart:class="chart:line" chart:style-name="ch1">
        <chart:legend chart:legend-position="end" svg:x="52.326cm" svg:y="10.945cm" style:legend-expansion="high" chart:style-name="ch2"/>
        <chart:plot-area chart:style-name="ch3" table:cell-range-address="30ClientRecord.C1:30ClientRecord.C94" svg:x="1.103cm" svg:y="0.449cm" svg:width="50.12cm" svg:height="21.591cm">
          <chartooo:coordinate-region svg:x="1.724cm" svg:y="0.648cm" svg:width="49.126cm" svg:height="20.7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30ClientRecord.C1:30ClientRecord.C94" chart:class="chart:line">
            <chart:data-point chart:repeated="9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30ClientRecord.C1:30ClientRecord.C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